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'Open Sans', sans-serif"/>
    <style:font-face style:name="Lohit Devanagari1" svg:font-family="'Lohit Devanagari'"/>
    <style:font-face style:name="Menlo" svg:font-family="Menlo, Monac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222222" style:font-name="Droid Sans" fo:font-size="15pt" fo:letter-spacing="normal" fo:font-style="normal" fo:font-weight="bold"/>
    </style:style>
    <style:style style:name="P2" style:family="paragraph" style:parent-style-name="Heading_20_4">
      <style:text-properties fo:font-variant="normal" fo:text-transform="none" fo:color="#222222" style:font-name="Droid Sans" fo:font-size="15pt" fo:letter-spacing="normal" fo:font-style="normal" fo:font-weight="bold" officeooo:paragraph-rsid="00149bb0"/>
    </style:style>
    <style:style style:name="P3" style:family="paragraph" style:parent-style-name="Text_20_body">
      <style:text-properties fo:font-variant="normal" fo:text-transform="none" fo:color="#555555" style:font-name="Droid Sans" fo:font-size="12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555555" style:font-name="Droid Sans" fo:font-size="12pt" fo:letter-spacing="normal" fo:font-style="normal" fo:font-weight="normal" officeooo:paragraph-rsid="00149bb0"/>
    </style:style>
    <style:style style:name="P5" style:family="paragraph" style:parent-style-name="Text_20_body" style:list-style-name="L2">
      <style:text-properties fo:font-variant="normal" fo:text-transform="none" fo:color="#333333" style:font-name="Menlo" fo:font-size="10.5pt" fo:letter-spacing="normal" fo:font-style="normal" fo:font-weight="normal" officeooo:paragraph-rsid="00149bb0"/>
    </style:style>
    <style:style style:name="P6" style:family="paragraph" style:parent-style-name="Text_20_body">
      <style:text-properties fo:font-variant="normal" fo:text-transform="none" fo:color="#333333" style:font-name="Menlo" fo:font-size="10.5pt" fo:letter-spacing="normal" fo:font-style="normal" fo:font-weight="normal" officeooo:paragraph-rsid="00149bb0"/>
    </style:style>
    <style:style style:name="P7" style:family="paragraph" style:parent-style-name="Text_20_body" style:list-style-name="L3">
      <style:text-properties fo:font-variant="normal" fo:text-transform="none" fo:color="#333333" style:font-name="Menlo" fo:font-size="10.5pt" fo:letter-spacing="normal" fo:font-style="normal" fo:font-weight="normal" officeooo:paragraph-rsid="00149bb0"/>
    </style:style>
    <style:style style:name="P8" style:family="paragraph" style:parent-style-name="Text_20_body" style:list-style-name="L5">
      <style:text-properties fo:font-variant="normal" fo:text-transform="none" fo:color="#333333" style:font-name="Menlo" fo:font-size="10.5pt" fo:letter-spacing="normal" fo:font-style="normal" fo:font-weight="normal" officeooo:paragraph-rsid="00149bb0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555555" style:font-name="Droid Sans" fo:font-size="12pt" fo:letter-spacing="normal" fo:font-style="normal" fo:font-weight="normal"/>
    </style:style>
    <style:style style:name="P10" style:family="paragraph" style:parent-style-name="Preformatted_20_Text">
      <style:text-properties fo:font-variant="normal" fo:text-transform="none" fo:color="#555555" style:font-name="Droid Sans" fo:font-size="12pt" fo:letter-spacing="normal" fo:font-style="normal" fo:font-weight="normal" officeooo:paragraph-rsid="00151537"/>
    </style:style>
    <style:style style:name="P11" style:family="paragraph" style:parent-style-name="Preformatted_20_Text" style:list-style-name="L7">
      <style:text-properties fo:font-variant="normal" fo:text-transform="none" fo:color="#555555" style:font-name="Droid Sans" fo:font-size="12pt" fo:letter-spacing="normal" fo:font-style="normal" fo:font-weight="normal" officeooo:paragraph-rsid="00151537"/>
    </style:style>
    <style:style style:name="P12" style:family="paragraph" style:parent-style-name="Preformatted_20_Text" style:list-style-name="L1">
      <style:text-properties fo:font-variant="normal" fo:text-transform="none" fo:color="#555555" style:font-name="Menlo" fo:font-size="10.5pt" fo:letter-spacing="normal" fo:font-style="normal" fo:font-weight="normal"/>
    </style:style>
    <style:style style:name="P13" style:family="paragraph" style:parent-style-name="Preformatted_20_Text" style:list-style-name="L4">
      <style:text-properties fo:font-variant="normal" fo:text-transform="none" fo:color="#555555" style:font-name="Menlo" fo:font-size="10.5pt" fo:letter-spacing="normal" fo:font-style="normal" fo:font-weight="normal" officeooo:paragraph-rsid="00149bb0"/>
    </style:style>
    <style:style style:name="P14" style:family="paragraph" style:parent-style-name="Preformatted_20_Text" style:list-style-name="L5">
      <style:text-properties fo:font-variant="normal" fo:text-transform="none" fo:color="#555555" style:font-name="Menlo" fo:font-size="10.5pt" fo:letter-spacing="normal" fo:font-style="normal" fo:font-weight="normal" officeooo:paragraph-rsid="00149bb0"/>
    </style:style>
    <style:style style:name="P15" style:family="paragraph" style:parent-style-name="Preformatted_20_Text" style:list-style-name="L6">
      <style:text-properties fo:font-variant="normal" fo:text-transform="none" fo:color="#555555" style:font-name="Menlo" fo:font-size="10.5pt" fo:font-style="normal" fo:font-weight="normal" officeooo:paragraph-rsid="00151537"/>
    </style:style>
    <style:style style:name="P16" style:family="paragraph" style:parent-style-name="Preformatted_20_Text">
      <style:text-properties officeooo:paragraph-rsid="00151537"/>
    </style:style>
    <style:style style:name="P17" style:family="paragraph" style:parent-style-name="Preformatted_20_Text" style:list-style-name="L8">
      <style:text-properties officeooo:paragraph-rsid="00151537"/>
    </style:style>
    <style:style style:name="P18" style:family="paragraph" style:parent-style-name="Heading_20_1">
      <style:text-properties fo:font-variant="normal" fo:text-transform="none" fo:color="#2a2a2a" style:font-name="Droid Sans" fo:font-size="18pt" fo:letter-spacing="normal" fo:font-style="normal" style:text-underline-style="solid" style:text-underline-width="auto" style:text-underline-color="font-color" fo:font-weight="bold"/>
    </style:style>
    <style:style style:name="T1" style:family="text">
      <style:text-properties fo:font-variant="normal" fo:text-transform="none" fo:color="#555555" style:font-name="Droid Sans" fo:font-size="12pt" fo:letter-spacing="normal" fo:font-style="normal" fo:font-weight="normal"/>
    </style:style>
    <style:style style:name="T2" style:family="text">
      <style:text-properties fo:font-variant="normal" fo:text-transform="none" fo:color="#555555" style:font-name="Droid Sans" fo:font-size="12pt" fo:letter-spacing="normal" fo:font-style="normal" fo:font-weight="bold"/>
    </style:style>
    <style:style style:name="T3" style:family="text">
      <style:text-properties fo:font-variant="normal" fo:text-transform="none" fo:color="#555555" style:font-name="Droid Sans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555555" style:font-name="Droid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555555" fo:letter-spacing="normal"/>
    </style:style>
    <style:style style:name="T6" style:family="text">
      <style:text-properties fo:font-variant="normal" fo:text-transform="none" fo:color="#555555" style:font-name="Menlo" fo:font-size="10.5pt" fo:letter-spacing="normal" fo:font-style="normal" fo:font-weight="normal"/>
    </style:style>
    <style:style style:name="T7" style:family="text">
      <style:text-properties style:font-name="Droid Sans" fo:font-size="12pt" fo:letter-spacing="normal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fo:color="#ff0000" style:font-name="Droid Sans" fo:font-size="12pt" fo:letter-spacing="normal"/>
    </style:style>
    <style:style style:name="T11" style:family="text">
      <style:text-properties style:font-name="Menlo" fo:font-size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4cm" fo:text-indent="-0.635cm" fo:margin-left="1.9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4cm" fo:text-indent="-0.635cm" fo:margin-left="3.2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4cm" fo:text-indent="-0.635cm" fo:margin-left="4.4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4cm" fo:text-indent="-0.635cm" fo:margin-left="5.7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4cm" fo:text-indent="-0.635cm" fo:margin-left="7.0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3cm" fo:text-indent="-0.635cm" fo:margin-left="2.4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3cm" fo:text-indent="-0.635cm" fo:margin-left="3.7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8cm" fo:text-indent="-0.635cm" fo:margin-left="4.3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3cm" fo:text-indent="-0.635cm" fo:margin-left="4.9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8cm" fo:text-indent="-0.635cm" fo:margin-left="2.4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73cm" fo:text-indent="-0.635cm" fo:margin-left="3.0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8cm" fo:text-indent="-0.635cm" fo:margin-left="3.7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43cm" fo:text-indent="-0.635cm" fo:margin-left="4.3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8cm" fo:text-indent="-0.635cm" fo:margin-left="4.9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13cm" fo:text-indent="-0.635cm" fo:margin-left="5.6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8cm" fo:text-indent="-0.635cm" fo:margin-left="6.2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83cm" fo:text-indent="-0.635cm" fo:margin-left="6.8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8cm" fo:text-indent="-0.635cm" fo:margin-left="7.5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53cm" fo:text-indent="-0.635cm" fo:margin-left="8.15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nstall Odoo Open Source ERP And CRM On Ubuntu 16.04 / 18.04 LTS</text:h>
      <text:p text:style-name="P3">To install Odoo, follow the steps below:</text:p>
      <text:h text:style-name="P1" text:outline-level="4">Step 1: Install PostgreSQL Server</text:h>
      <text:p text:style-name="P3">Odoo needs a PostgreSQL database to store its information so you’ll have to install it…. to install PostgreSQL, run the commands below…</text:p>
      <text:list xml:id="list3223660903" text:style-name="L1">
        <text:list-item>
          <text:p text:style-name="P12">sudo apt update</text:p>
        </text:list-item>
        <text:list-item>
          <text:p text:style-name="P12">sudo apt install postgresql</text:p>
        </text:list-item>
      </text:list>
      <text:p text:style-name="P3"/>
      <text:p text:style-name="P3">After installing the database server, enable it by running the commands below…</text:p>
      <text:list xml:id="list2432971330" text:style-name="L2">
        <text:list-item>
          <text:p text:style-name="P5">sudo systemctl enable postgresql.service</text:p>
        </text:list-item>
      </text:list>
      <text:p text:style-name="P6"/>
      <text:h text:style-name="P2" text:outline-level="4">Step 2: Add Odoo Repository</text:h>
      <text:p text:style-name="P4">Now that PostgreSQL is installd, continue below to continue setting up Odoo…</text:p>
      <text:p text:style-name="P9">Odoo packages are not available via Ubuntu default repositories… if you want to install it on Ubuntu, you’ll have to add the repository to your system…</text:p>
      <text:list xml:id="list1339839723" text:style-name="L3">
        <text:list-header>
          <text:p text:style-name="P7"/>
        </text:list-header>
        <text:list-item>
          <text:p text:style-name="P7">sudo sh -c 'echo "deb http://nightly.odoo.com/11.0/nightly/deb/ ./" &gt;&gt; /etc/apt/sources.list.d/odoo.list'</text:p>
        </text:list-item>
      </text:list>
      <text:p text:style-name="P4">After adding the repository above, run the commands below to update Ubuntu and install Odoo…</text:p>
      <text:list xml:id="list3609583005" text:style-name="L4">
        <text:list-item>
          <text:p text:style-name="P13">sudo apt update</text:p>
        </text:list-item>
        <text:list-item>
          <text:p text:style-name="P13">sudo apt install odoo</text:p>
        </text:list-item>
      </text:list>
      <text:p text:style-name="P4"/>
      <text:h text:style-name="P2" text:outline-level="4">Step 3: Accessing Odoo Portal</text:h>
      <text:p text:style-name="P4">Now that Odoo and PostgreSQL are installed, open your browser and browse to the server hostname or IP address followed by <text:span text:style-name="Strong_20_Emphasis"><text:span text:style-name="T9">8069</text:span></text:span></text:p>
      <text:p text:style-name="P4"><text:span text:style-name="Strong_20_Emphasis"><text:span text:style-name="T9"/></text:span></text:p>
      <text:p text:style-name="P4"><text:a xlink:type="simple" xlink:href="http://localhost:8069/" text:style-name="Internet_20_link" text:visited-style-name="Visited_20_Internet_20_Link"><text:span text:style-name="Strong_20_Emphasis"><text:span text:style-name="T9">http://localhost:8069</text:span></text:span></text:a></text:p>
      <text:p text:style-name="P4"><text:span text:style-name="Strong_20_Emphasis"><text:span text:style-name="T9"/></text:span></text:p>
      <text:p text:style-name="P4"><text:span text:style-name="Strong_20_Emphasis"><text:span text:style-name="T8">You should then see Odoo setup page… type a new database name and admin email address… then click </text:span></text:span><text:span text:style-name="Strong_20_Emphasis"><text:span text:style-name="T9">Create database</text:span></text:span></text:p>
      <text:p text:style-name="P4"><text:span text:style-name="Strong_20_Emphasis"><text:span text:style-name="T9"/></text:span></text:p>
      <text:p text:style-name="P4"><text:soft-page-break/><text:span text:style-name="Strong_20_Emphasis"><text:span text:style-name="T8">After a few, you should see Odoo apps page to select your preferred apps to installed…</text:span></text:span></text:p>
      <text:p text:style-name="Text_20_body"><text:line-break/><text:span text:style-name="Strong_20_Emphasis"><text:span text:style-name="T4">If you want to change Odoo password, follow the guide below:</text:span></text:span></text:p>
      <text:p text:style-name="Text_20_body"><text:span text:style-name="Strong_20_Emphasis"><text:span text:style-name="T2"><text:s text:c="3"/></text:span></text:span><text:span text:style-name="Strong_20_Emphasis"><text:span text:style-name="T1">Run the commands below to open Odoo config file….</text:span></text:span></text:p>
      <text:list xml:id="list14639516" text:style-name="L5">
        <text:list-item>
          <text:p text:style-name="P14">sudo nano /etc/odoo/odoo.conf</text:p>
        </text:list-item>
      </text:list>
      <text:p text:style-name="P16"><text:span text:style-name="T6"><text:s text:c="4"/></text:span></text:p>
      <text:p text:style-name="P16"><text:span text:style-name="T1">then uncomment the ‘</text:span><text:span text:style-name="Strong_20_Emphasis"><text:span text:style-name="T2">admin_passwrd</text:span></text:span><text:span text:style-name="T5">’ </text:span><text:span text:style-name="T1">line, and set a password as shown below</text:span></text:p>
      <text:list xml:id="list279737634" text:style-name="L6">
        <text:list-item>
          <text:p text:style-name="P15"><text:span text:style-name="T7">admin_passwd = </text:span><text:span text:style-name="T10">New_master_password_here</text:span></text:p>
        </text:list-item>
      </text:list>
      <text:p text:style-name="P10"><text:span text:style-name="T1"/></text:p>
      <text:p text:style-name="P10">Restart the Odoo instance for the changes to take effect</text:p>
      <text:list xml:id="list1396923829" text:style-name="L8">
        <text:list-item>
          <text:p text:style-name="P17"><text:span text:style-name="T6">sudo systemctl restart odoo.service</text:span></text:p>
        </text:list-item>
      </text:list>
      <text:list xml:id="list902035712" text:style-name="L7">
        <text:list-header>
          <text:p text:style-name="P11"/>
        </text:list-header>
      </text:list>
      <text:list xml:id="list134328829930229" text:continue-list="list14639516" text:style-name="L5">
        <text:list-header>
          <text:p text:style-name="P8"/>
        </text:list-header>
      </text:list>
      <text:p text:style-name="P9"><text:line-break/></text:p>
      <text:p text:style-name="Text_20_body"><text:line-break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'Open Sans', sans-serif"/>
    <style:font-face style:name="Lohit Devanagari1" svg:font-family="'Lohit Devanagari'"/>
    <style:font-face style:name="Menlo" svg:font-family="Menlo, Monac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3:26:51.556356307</meta:creation-date>
    <dc:date>2018-09-07T13:43:26.670955394</dc:date>
    <meta:editing-duration>PT6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3" meta:word-count="272" meta:character-count="1658" meta:non-whitespace-character-count="1415"/>
  </office:meta>
</office:document-meta>
</file>